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ff66" fo:border="0.06pt solid #000000"/>
    </style:style>
    <style:style style:name="ce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8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table:style-name="ce6"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60;SUM([.J2:.J8])+ROUND(INT(SUM([.K2:.K8]))/60;0);SUM([.J2:.J8]));[.A2];IF(SUM([.K2:.K8])&gt;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60;SUM([.J3:.J9])+ROUND(INT(SUM([.K3:.K9]))/60;0);SUM([.J3:.J9]));[.A3];IF(SUM([.K3:.K9])&gt;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60;SUM([.J4:.J10])+ROUND(INT(SUM([.K4:.K10]))/60;0);SUM([.J4:.J10]));[.A4];IF(SUM([.K4:.K10])&gt;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60;SUM([.J5:.J11])+ROUND(INT(SUM([.K5:.K11]))/60;0);SUM([.J5:.J11]));[.A5];IF(SUM([.K5:.K11])&gt;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60;SUM([.J6:.J12])+ROUND(INT(SUM([.K6:.K12]))/60;0);SUM([.J6:.J12]));[.A6];IF(SUM([.K6:.K12])&gt;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60;SUM([.J7:.J13])+ROUND(INT(SUM([.K7:.K13]))/60;0);SUM([.J7:.J13]));[.A7];IF(SUM([.K7:.K13])&gt;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60;SUM([.J8:.J14])+ROUND(INT(SUM([.K8:.K14]))/60;0);SUM([.J8:.J14]));[.A8];IF(SUM([.K8:.K14])&gt;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60;SUM([.J9:.J15])+ROUND(INT(SUM([.K9:.K15]))/60;0);SUM([.J9:.J15]));[.A9];IF(SUM([.K9:.K15])&gt;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60;SUM([.J10:.J16])+ROUND(INT(SUM([.K10:.K16]))/60;0);SUM([.J10:.J16]));[.A10];IF(SUM([.K10:.K16])&gt;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60;SUM([.J11:.J17])+ROUND(INT(SUM([.K11:.K17]))/60;0);SUM([.J11:.J17]));[.A11];IF(SUM([.K11:.K17])&gt;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60;SUM([.J12:.J18])+ROUND(INT(SUM([.K12:.K18]))/60;0);SUM([.J12:.J18]));[.A12];IF(SUM([.K12:.K18])&gt;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60;SUM([.J13:.J19])+ROUND(INT(SUM([.K13:.K19]))/60;0);SUM([.J13:.J19]));[.A13];IF(SUM([.K13:.K19])&gt;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60;SUM([.J14:.J20])+ROUND(INT(SUM([.K14:.K20]))/60;0);SUM([.J14:.J20]));[.A14];IF(SUM([.K14:.K20])&gt;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60;SUM([.J15:.J21])+ROUND(INT(SUM([.K15:.K21]))/60;0);SUM([.J15:.J21]));[.A15];IF(SUM([.K15:.K21])&gt;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60;SUM([.J16:.J22])+ROUND(INT(SUM([.K16:.K22]))/60;0);SUM([.J16:.J22]));[.A16];IF(SUM([.K16:.K22])&gt;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60;SUM([.J17:.J23])+ROUND(INT(SUM([.K17:.K23]))/60;0);SUM([.J17:.J23]));[.A17];IF(SUM([.K17:.K23])&gt;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60;SUM([.J18:.J24])+ROUND(INT(SUM([.K18:.K24]))/60;0);SUM([.J18:.J24]));[.A18];IF(SUM([.K18:.K24])&gt;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60;SUM([.J19:.J25])+ROUND(INT(SUM([.K19:.K25]))/60;0);SUM([.J19:.J25]));[.A19];IF(SUM([.K19:.K25])&gt;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60;SUM([.J20:.J26])+ROUND(INT(SUM([.K20:.K26]))/60;0);SUM([.J20:.J26]));[.A20];IF(SUM([.K20:.K26])&gt;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60;SUM([.J21:.J27])+ROUND(INT(SUM([.K21:.K27]))/60;0);SUM([.J21:.J27]));[.A21];IF(SUM([.K21:.K27])&gt;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60;SUM([.J22:.J28])+ROUND(INT(SUM([.K22:.K28]))/60;0);SUM([.J22:.J28]));[.A22];IF(SUM([.K22:.K28])&gt;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60;SUM([.J23:.J29])+ROUND(INT(SUM([.K23:.K29]))/60;0);SUM([.J23:.J29]));[.A23];IF(SUM([.K23:.K29])&gt;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60;SUM([.J24:.J30])+ROUND(INT(SUM([.K24:.K30]))/60;0);SUM([.J24:.J30]));[.A24];IF(SUM([.K24:.K30])&gt;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60;SUM([.J25:.J31])+ROUND(INT(SUM([.K25:.K31]))/60;0);SUM([.J25:.J31]));[.A25];IF(SUM([.K25:.K31])&gt;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60;SUM([.J26:.J32])+ROUND(INT(SUM([.K26:.K32]))/60;0);SUM([.J26:.J32]));[.A26];IF(SUM([.K26:.K32])&gt;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60;SUM([.J27:.J33])+ROUND(INT(SUM([.K27:.K33]))/60;0);SUM([.J27:.J33]));[.A27];IF(SUM([.K27:.K33])&gt;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60;SUM([.J28:.J34])+ROUND(INT(SUM([.K28:.K34]))/60;0);SUM([.J28:.J34]));[.A28];IF(SUM([.K28:.K34])&gt;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60;SUM([.J29:.J35])+ROUND(INT(SUM([.K29:.K35]))/60;0);SUM([.J29:.J35]));[.A29];IF(SUM([.K29:.K35])&gt;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60;SUM([.J30:.J36])+ROUND(INT(SUM([.K30:.K36]))/60;0);SUM([.J30:.J36]));[.A30];IF(SUM([.K30:.K36])&gt;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60;SUM([.J31:.J37])+ROUND(INT(SUM([.K31:.K37]))/60;0);SUM([.J31:.J37]));[.A31];IF(SUM([.K31:.K37])&gt;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60;SUM([.J32:.J38])+ROUND(INT(SUM([.K32:.K38]))/60;0);SUM([.J32:.J38]));[.A32];IF(SUM([.K32:.K38])&gt;60;ROUND(60*(ROUND(INT(SUM([.K32:.K38])/60)-SUM([.K32:.K38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60;SUM([.J33:.J39])+ROUND(INT(SUM([.K33:.K39]))/60;0);SUM([.J33:.J39]));[.A33];IF(SUM([.K33:.K39])&gt;60;ROUND(60*(ROUND(INT(SUM([.K33:.K39])/60)-SUM([.K33:.K39])/60;2)*-1);0)))" office:value-type="string" office:string-value="48:0" calcext:value-type="string">
            <text:p>48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60;SUM([.J34:.J40])+ROUND(INT(SUM([.K34:.K40]))/60;0);SUM([.J34:.J40]));[.A34];IF(SUM([.K34:.K40])&gt;60;ROUND(60*(ROUND(INT(SUM([.K34:.K40])/60)-SUM([.K34:.K40])/60;2)*-1);0)))" office:value-type="string" office:string-value="37:0" calcext:value-type="string">
            <text:p>37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60;SUM([.J35:.J41])+ROUND(INT(SUM([.K35:.K41]))/60;0);SUM([.J35:.J41]));[.A35];IF(SUM([.K35:.K41])&gt;60;ROUND(60*(ROUND(INT(SUM([.K35:.K41])/60)-SUM([.K35:.K41])/60;2)*-1);0)))" office:value-type="string" office:string-value="26:0" calcext:value-type="string">
            <text:p>26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60;SUM([.J36:.J42])+ROUND(INT(SUM([.K36:.K42]))/60;0);SUM([.J36:.J42]));[.A36];IF(SUM([.K36:.K42])&gt;60;ROUND(60*(ROUND(INT(SUM([.K36:.K42])/60)-SUM([.K36:.K42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60;SUM([.J37:.J43])+ROUND(INT(SUM([.K37:.K43]))/60;0);SUM([.J37:.J43]));[.A37];IF(SUM([.K37:.K43])&gt;60;ROUND(60*(ROUND(INT(SUM([.K37:.K43])/60)-SUM([.K37:.K43])/60;2)*-1);0)))" office:value-type="string" office:string-value="7:0" calcext:value-type="string" table:number-columns-spanned="1" table:number-rows-spanned="7">
            <text:p>7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8]-[.H38]&lt;0;([.H38]-[.F38]);([.H38]-[.F38])*-1)" office:value-type="float" office:value="-0" calcext:value-type="float">
            <text:p>0</text:p>
          </table:table-cell>
          <table:table-cell table:style-name="ce3" table:formula="of:=IF([.G38]-[.I38]&lt;0;([.I38]-[.G38]);([.I38]-[.G38])*-1)" office:value-type="float" office:value="-0" calcext:value-type="float">
            <text:p>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0:0" calcext:value-type="string">
            <text:p>0:0</text:p>
          </table:table-cell>
          <table:covered-table-cell table:style-name="ce4" table:formula="of:=CONCATENATE(IF(SUM([.K38:.K44])&gt;60;SUM([.J38:.J44])+ROUND(INT(SUM([.K38:.K44]))/60;0);SUM([.J38:.J44]));[.A38];IF(SUM([.K38:.K44])&gt;60;ROUND(60*(ROUND(INT(SUM([.K38:.K44])/60)-SUM([.K38:.K4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60;SUM([.J39:.J45])+ROUND(INT(SUM([.K39:.K45]))/60;0);SUM([.J39:.J45]));[.A39];IF(SUM([.K39:.K45])&gt;60;ROUND(60*(ROUND(INT(SUM([.K39:.K45])/60)-SUM([.K39:.K4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0]-[.H40]&lt;0;([.H40]-[.F40]);([.H40]-[.F40])*-1)" office:value-type="float" office:value="-0" calcext:value-type="float">
            <text:p>0</text:p>
          </table:table-cell>
          <table:table-cell table:style-name="ce3" table:formula="of:=IF([.G40]-[.I40]&lt;0;([.I40]-[.G40]);([.I40]-[.G40])*-1)" office:value-type="float" office:value="-0" calcext:value-type="float">
            <text:p>0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0:0" calcext:value-type="string">
            <text:p>0:0</text:p>
          </table:table-cell>
          <table:covered-table-cell table:style-name="ce4" table:formula="of:=CONCATENATE(IF(SUM([.K40:.K46])&gt;60;SUM([.J40:.J46])+ROUND(INT(SUM([.K40:.K46]))/60;0);SUM([.J40:.J46]));[.A40];IF(SUM([.K40:.K46])&gt;60;ROUND(60*(ROUND(INT(SUM([.K40:.K46])/60)-SUM([.K40:.K4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60;SUM([.J41:.J47])+ROUND(INT(SUM([.K41:.K47]))/60;0);SUM([.J41:.J47]));[.A41];IF(SUM([.K41:.K47])&gt;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60;SUM([.J42:.J48])+ROUND(INT(SUM([.K42:.K48]))/60;0);SUM([.J42:.J48]));[.A42];IF(SUM([.K42:.K48])&gt;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60;SUM([.J43:.J49])+ROUND(INT(SUM([.K43:.K49]))/60;0);SUM([.J43:.J49]));[.A43];IF(SUM([.K43:.K49])&gt;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4]-[.I44]&lt;0;([.I44]-[.G44]);([.I44]-[.G44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60;SUM([.J44:.J50])+ROUND(INT(SUM([.K44:.K50]))/60;0);SUM([.J44:.J50]));[.A44];IF(SUM([.K44:.K50])&gt;60;ROUND(60*(ROUND(INT(SUM([.K44:.K50])/60)-SUM([.K44:.K50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60;SUM([.J45:.J51])+ROUND(INT(SUM([.K45:.K51]))/60;0);SUM([.J45:.J51]));[.A45];IF(SUM([.K45:.K51])&gt;60;ROUND(60*(ROUND(INT(SUM([.K45:.K51])/60)-SUM([.K45:.K5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6]-[.I46]&lt;0;([.I46]-[.G46]);([.I46]-[.G46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covered-table-cell table:style-name="ce4" table:formula="of:=CONCATENATE(IF(SUM([.K46:.K52])&gt;60;SUM([.J46:.J52])+ROUND(INT(SUM([.K46:.K52]))/60;0);SUM([.J46:.J52]));[.A46];IF(SUM([.K46:.K52])&gt;60;ROUND(60*(ROUND(INT(SUM([.K46:.K52])/60)-SUM([.K46:.K5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60;SUM([.J47:.J53])+ROUND(INT(SUM([.K47:.K53]))/60;0);SUM([.J47:.J53]));[.A47];IF(SUM([.K47:.K53])&gt;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60;SUM([.J48:.J54])+ROUND(INT(SUM([.K48:.K54]))/60;0);SUM([.J48:.J54]));[.A48];IF(SUM([.K48:.K54])&gt;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60;SUM([.J49:.J55])+ROUND(INT(SUM([.K49:.K55]))/60;0);SUM([.J49:.J55]));[.A49];IF(SUM([.K49:.K55])&gt;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60;SUM([.J50:.J56])+ROUND(INT(SUM([.K50:.K56]))/60;0);SUM([.J50:.J56]));[.A50];IF(SUM([.K50:.K56])&gt;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60;SUM([.J51:.J57])+ROUND(INT(SUM([.K51:.K57]))/60;0);SUM([.J51:.J57]));[.A51];IF(SUM([.K51:.K57])&gt;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60;SUM([.J52:.J58])+ROUND(INT(SUM([.K52:.K58]))/60;0);SUM([.J52:.J58]));[.A52];IF(SUM([.K52:.K58])&gt;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60;SUM([.J53:.J59])+ROUND(INT(SUM([.K53:.K59]))/60;0);SUM([.J53:.J59]));[.A53];IF(SUM([.K53:.K59])&gt;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60;SUM([.J54:.J60])+ROUND(INT(SUM([.K54:.K60]))/60;0);SUM([.J54:.J60]));[.A54];IF(SUM([.K54:.K60])&gt;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60;SUM([.J55:.J61])+ROUND(INT(SUM([.K55:.K61]))/60;0);SUM([.J55:.J61]));[.A55];IF(SUM([.K55:.K61])&gt;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60;SUM([.J56:.J62])+ROUND(INT(SUM([.K56:.K62]))/60;0);SUM([.J56:.J62]));[.A56];IF(SUM([.K56:.K62])&gt;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60;SUM([.J57:.J63])+ROUND(INT(SUM([.K57:.K63]))/60;0);SUM([.J57:.J63]));[.A57];IF(SUM([.K57:.K63])&gt;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60;SUM([.J58:.J64])+ROUND(INT(SUM([.K58:.K64]))/60;0);SUM([.J58:.J64]));[.A58];IF(SUM([.K58:.K64])&gt;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60;SUM([.J59:.J65])+ROUND(INT(SUM([.K59:.K65]))/60;0);SUM([.J59:.J65]));[.A59];IF(SUM([.K59:.K65])&gt;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60;SUM([.J60:.J66])+ROUND(INT(SUM([.K60:.K66]))/60;0);SUM([.J60:.J66]));[.A60];IF(SUM([.K60:.K66])&gt;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60;SUM([.J61:.J67])+ROUND(INT(SUM([.K61:.K67]))/60;0);SUM([.J61:.J67]));[.A61];IF(SUM([.K61:.K67])&gt;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60;SUM([.J62:.J68])+ROUND(INT(SUM([.K62:.K68]))/60;0);SUM([.J62:.J68]));[.A62];IF(SUM([.K62:.K68])&gt;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60;SUM([.J63:.J69])+ROUND(INT(SUM([.K63:.K69]))/60;0);SUM([.J63:.J69]));[.A63];IF(SUM([.K63:.K69])&gt;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60;SUM([.J64:.J70])+ROUND(INT(SUM([.K64:.K70]))/60;0);SUM([.J64:.J70]));[.A64];IF(SUM([.K64:.K70])&gt;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60;SUM([.J65:.J71])+ROUND(INT(SUM([.K65:.K71]))/60;0);SUM([.J65:.J71]));[.A65];IF(SUM([.K65:.K71])&gt;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60;SUM([.J66:.J72])+ROUND(INT(SUM([.K66:.K72]))/60;0);SUM([.J66:.J72]));[.A66];IF(SUM([.K66:.K72])&gt;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60;SUM([.J67:.J73])+ROUND(INT(SUM([.K67:.K73]))/60;0);SUM([.J67:.J73]));[.A67];IF(SUM([.K67:.K73])&gt;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60;SUM([.J68:.J74])+ROUND(INT(SUM([.K68:.K74]))/60;0);SUM([.J68:.J74]));[.A68];IF(SUM([.K68:.K74])&gt;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60;SUM([.J69:.J75])+ROUND(INT(SUM([.K69:.K75]))/60;0);SUM([.J69:.J75]));[.A69];IF(SUM([.K69:.K75])&gt;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60;SUM([.J70:.J76])+ROUND(INT(SUM([.K70:.K76]))/60;0);SUM([.J70:.J76]));[.A70];IF(SUM([.K70:.K76])&gt;60;ROUND(60*(ROUND(INT(SUM([.K70:.K76])/60)-SUM([.K70:.K76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60;SUM([.J71:.J77])+ROUND(INT(SUM([.K71:.K77]))/60;0);SUM([.J71:.J77]));[.A71];IF(SUM([.K71:.K77])&gt;60;ROUND(60*(ROUND(INT(SUM([.K71:.K77])/60)-SUM([.K71:.K77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60;SUM([.J72:.J78])+ROUND(INT(SUM([.K72:.K78]))/60;0);SUM([.J72:.J78]));[.A72];IF(SUM([.K72:.K78])&gt;60;ROUND(60*(ROUND(INT(SUM([.K72:.K78])/60)-SUM([.K72:.K78])/60;2)*-1);0)))" office:value-type="string" office:string-value="9:0" calcext:value-type="string" table:number-columns-spanned="1" table:number-rows-spanned="7">
            <text:p>9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60;SUM([.J73:.J79])+ROUND(INT(SUM([.K73:.K79]))/60;0);SUM([.J73:.J79]));[.A73];IF(SUM([.K73:.K79])&gt;60;ROUND(60*(ROUND(INT(SUM([.K73:.K79])/60)-SUM([.K73:.K79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60;SUM([.J74:.J80])+ROUND(INT(SUM([.K74:.K80]))/60;0);SUM([.J74:.J80]));[.A74];IF(SUM([.K74:.K80])&gt;60;ROUND(60*(ROUND(INT(SUM([.K74:.K80])/60)-SUM([.K74:.K80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60;SUM([.J75:.J81])+ROUND(INT(SUM([.K75:.K81]))/60;0);SUM([.J75:.J81]));[.A75];IF(SUM([.K75:.K81])&gt;60;ROUND(60*(ROUND(INT(SUM([.K75:.K81])/60)-SUM([.K75:.K81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9" calcext:value-type="float">
            <text:p>9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9:0" calcext:value-type="string">
            <text:p>9:0</text:p>
          </table:table-cell>
          <table:covered-table-cell table:style-name="ce4" table:formula="of:=CONCATENATE(IF(SUM([.K76:.K82])&gt;60;SUM([.J76:.J82])+ROUND(INT(SUM([.K76:.K82]))/60;0);SUM([.J76:.J82]));[.A76];IF(SUM([.K76:.K82])&gt;60;ROUND(60*(ROUND(INT(SUM([.K76:.K82])/60)-SUM([.K76:.K82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60;SUM([.J77:.J83])+ROUND(INT(SUM([.K77:.K83]))/60;0);SUM([.J77:.J83]));[.A77];IF(SUM([.K77:.K83])&gt;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60;SUM([.J78:.J84])+ROUND(INT(SUM([.K78:.K84]))/60;0);SUM([.J78:.J84]));[.A78];IF(SUM([.K78:.K84])&gt;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60;SUM([.J79:.J85])+ROUND(INT(SUM([.K79:.K85]))/60;0);SUM([.J79:.J85]));[.A79];IF(SUM([.K79:.K85])&gt;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60;SUM([.J80:.J86])+ROUND(INT(SUM([.K80:.K86]))/60;0);SUM([.J80:.J86]));[.A80];IF(SUM([.K80:.K86])&gt;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60;SUM([.J81:.J87])+ROUND(INT(SUM([.K81:.K87]))/60;0);SUM([.J81:.J87]));[.A81];IF(SUM([.K81:.K87])&gt;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60;SUM([.J82:.J88])+ROUND(INT(SUM([.K82:.K88]))/60;0);SUM([.J82:.J88]));[.A82];IF(SUM([.K82:.K88])&gt;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Sun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Mon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Tuesday</text:p>
          </table:table-cell>
          <table:table-cell table:style-name="ce6"/>
          <table:table-cell table:number-columns-repeated="100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1:18:26.873283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29M25S</meta:editing-duration>
    <meta:editing-cycles>12</meta:editing-cycles>
    <meta:generator>LibreOffice/5.0.6.3$Linux_X86_64 LibreOffice_project/00m0$Build-3</meta:generator>
    <dc:date>2016-07-20T21:19:17.472200907</dc:date>
    <meta:document-statistic meta:table-count="1" meta:cell-count="1190" meta:object-count="0"/>
  </office:meta>
</office:document-meta>
</file>